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fo:font-weight="normal" officeooo:rsid="002fc5fc" officeooo:paragraph-rsid="002fc5fc" style:font-weight-asian="normal" style:font-weight-complex="normal"/>
    </style:style>
    <style:style style:name="P2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  <style:text-properties style:font-name="Georgia" fo:font-weight="bold" officeooo:rsid="002fc5fc" officeooo:paragraph-rsid="002fc5fc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fo:font-weight="normal" officeooo:rsid="002fc5fc" officeooo:paragraph-rsid="002fc5fc" style:font-weight-asian="normal" style:font-weight-complex="normal"/>
    </style:style>
    <style:style style:name="T1" style:family="text">
      <style:text-properties officeooo:rsid="003108b2"/>
    </style:style>
    <style:style style:name="T2" style:family="text">
      <style:text-properties officeooo:rsid="00329dd8"/>
    </style:style>
    <style:style style:name="T3" style:family="text">
      <style:text-properties officeooo:rsid="003448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ding</text:p>
      <text:p text:style-name="P1"><text:s text:c="5"/>It’s been five weeks since you’ve been home. <text:span text:style-name="T1">You’ve been hanging out at bars, in hotel rooms, that kind of thing. Even sleeping in your car from time to time. It’s not the best life, but it’s something. </text:span><text:span text:style-name="T2">Ever since you broke up with Alice, life has been quite different.</text:span></text:p>
      <text:p text:style-name="P1"><text:s text:c="5"/><text:span text:style-name="T3">You’ve been trying to hook up with women at bars. Some take to you while others give the vibe of don’t you fucking touch me. So you leave them alon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0-22T16:39:00</meta:creation-date>
    <meta:initial-creator>kyle</meta:initial-creator>
    <dc:language>en-US</dc:language>
    <dc:date>2022-08-31T11:12:24.903000000</dc:date>
    <meta:editing-cycles>56</meta:editing-cycles>
    <meta:editing-duration>PT1H36M2S</meta:editing-duration>
    <meta:generator>LibreOffice/7.4.0.3$Windows_X86_64 LibreOffice_project/f85e47c08ddd19c015c0114a68350214f7066f5a</meta:generator>
    <meta:document-statistic meta:table-count="0" meta:image-count="0" meta:object-count="0" meta:page-count="1" meta:paragraph-count="3" meta:word-count="81" meta:character-count="434" meta:non-whitespace-character-count="346"/>
    <meta:template xlink:type="simple" xlink:actuate="onRequest" xlink:title="Normal.dotm" xlink:href=""/>
  </office:meta>
</office:document-meta>
</file>